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hat is the output of the following program?<text:line-break/>package main; <text:line-break/>class Parent {<text:line-break/> <text:s text:c="3"/>public void display() {<text:line-break/> <text:s text:c="7"/>System.out.println("Parent");<text:line-break/> <text:s text:c="3"/>} <text:s text:c="8"/><text:line-break/>}<text:line-break/>class Child extends Parent { <text:s text:c="3"/><text:line-break/> <text:s text:c="3"/>public void display() {<text:line-break/> <text:s text:c="7"/>System.out.println("Derived");<text:line-break/> <text:s text:c="3"/>}<text:line-break/>}<text:line-break/>class Main{<text:line-break/> <text:s text:c="3"/>public static void doDisplay( Parent o ) {<text:line-break/> <text:s text:c="7"/>o.display(); <text:s text:c="2"/><text:line-break/> <text:s text:c="3"/>}<text:line-break/><text:line-break/> <text:s text:c="3"/>public static void main(String[] args) {<text:line-break/> <text:s text:c="7"/>Parent x = new Parent();<text:line-break/> <text:s text:c="7"/>Parent y = new Child();<text:line-break/> <text:s text:c="7"/>Child z = new Child();<text:line-break/> <text:s text:c="7"/>doDisplay(x);<text:line-break/> <text:s text:c="7"/>doDisplay(y);<text:line-break/> <text:s text:c="7"/>doDisplay(z);<text:line-break/> <text:s text:c="3"/>}<text:line-break/>}<text:line-break/><text:line-break/>2. What is the output of following program?<text:line-break/>class Coordinate {<text:line-break/> <text:s text:c="3"/>int x, y;<text:line-break/><text:line-break/> <text:s text:c="3"/>public Coordinate(int x, int y) {<text:line-break/> <text:s text:c="7"/>this.x = x;<text:line-break/> <text:s text:c="7"/>this.y = y;<text:line-break/> <text:s text:c="3"/>}<text:line-break/>}<text:line-break/>public class Main {<text:line-break/> <text:s text:c="3"/>public static void main(String args[]) {<text:line-break/> <text:s text:c="7"/>Coordinate p = new Coordinate();<text:line-break/> <text:s text:c="7"/>System.out.println("x = " + p.x + ", y = " + p.y);<text:line-break/> <text:s text:c="3"/>}<text:line-break/>}<text:line-break/><text:line-break/>3. What is the output of following program?<text:line-break/>public class Test { <text:s text:c="3"/><text:line-break/> <text:s text:c="3"/>int x = 2;<text:line-break/> <text:s text:c="3"/>Test(int i) { x = i; } <text:line-break/> <text:s text:c="3"/>public static void main(String[] args) { <text:s text:c="3"/><text:line-break/> <text:s text:c="8"/>Test t = new Test(5);<text:line-break/><text:soft-page-break/> <text:s text:c="8"/>System.out.println("x = " + t.x);<text:line-break/> <text:s text:c="3"/>}<text:line-break/>}<text:line-break/><text:line-break/>4. What is the output of following program?<text:line-break/>class SuperClass {<text:line-break/> <text:s text:c="3"/>protected void foo() {}<text:line-break/>}<text:line-break/>class Child extends SuperClass {<text:line-break/> <text:s text:c="3"/>void foo() {}<text:line-break/>}<text:line-break/>public class Test {<text:line-break/> <text:s text:c="3"/>public static void main(String args[]) {<text:line-break/> <text:s text:c="7"/>Child child = new Child();<text:line-break/> <text:s text:c="7"/>child.foo();<text:line-break/> <text:s text:c="3"/>}<text:line-break/>}<text:line-break/><text:line-break/>5. What is the output of the following program?<text:line-break/>public class Test {<text:line-break/> <text:s text:c="3"/>public static void test(String s)<text:line-break/> <text:s text:c="3"/>{<text:line-break/> <text:s text:c="7"/>System.out.println("In String");<text:line-break/> <text:s text:c="3"/>}<text:line-break/> <text:s text:c="3"/>public static void test(Object o) {<text:line-break/> <text:s text:c="7"/>System.out.println("In Object");<text:line-break/> <text:s text:c="3"/>}<text:line-break/><text:line-break/> <text:s text:c="3"/>public static void main(String args[]) {<text:line-break/> <text:s text:c="7"/>test(null);<text:line-break/> <text:s text:c="3"/>}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31:53.476000000</dc:date>
    <dc:creator>Ankita Khot</dc:creator>
    <meta:editing-duration>PT5S</meta:editing-duration>
    <meta:editing-cycles>1</meta:editing-cycles>
    <meta:document-statistic meta:table-count="0" meta:image-count="0" meta:object-count="0" meta:page-count="2" meta:paragraph-count="1" meta:word-count="252" meta:character-count="1752" meta:non-whitespace-character-count="1193"/>
  </office:meta>
</office:document-meta>
</file>